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6"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2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2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2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3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31"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32"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33"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34"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35"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36"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37"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38"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39"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40"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41"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42"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43"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44"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45"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46"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47"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48"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49"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50"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51"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252" style:family="paragraph" style:parent-style-name="Standard">
      <style:text-properties style:use-window-font-color="true" style:font-name="Lucida Console" fo:font-size="9pt" fo:background-color="#ffffff" style:font-size-asian="9pt"/>
    </style:style>
    <style:style style:name="P253"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254" style:family="paragraph" style:parent-style-name="Preformatted_20_Text">
      <style:text-properties style:text-underline-style="none" officeooo:rsid="001fb49d" officeooo:paragraph-rsid="001fb49d"/>
    </style:style>
    <style:style style:name="P255" style:family="paragraph" style:parent-style-name="Preformatted_20_Text">
      <style:paragraph-properties fo:margin-top="0cm" fo:margin-bottom="0.499cm" loext:contextual-spacing="false"/>
    </style:style>
    <style:style style:name="P256"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57"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58" style:family="paragraph" style:parent-style-name="Horizontal_20_Line">
      <style:text-properties style:text-underline-style="none" fo:font-weight="normal" officeooo:rsid="004d839f" style:font-weight-asian="normal" style:font-weight-complex="normal"/>
    </style:style>
    <style:style style:name="P259" style:family="paragraph" style:parent-style-name="Text_20_body">
      <style:text-properties officeooo:rsid="00ee1ab9" officeooo:paragraph-rsid="00ee1ab9"/>
    </style:style>
    <style:style style:name="P260" style:family="paragraph" style:parent-style-name="Standard" style:list-style-name="L1">
      <style:text-properties officeooo:rsid="001c6c16" officeooo:paragraph-rsid="001c6c16"/>
    </style:style>
    <style:style style:name="P261" style:family="paragraph" style:parent-style-name="Standard" style:list-style-name="L2">
      <style:text-properties style:text-underline-style="none" officeooo:rsid="0031da69" officeooo:paragraph-rsid="0031da69"/>
    </style:style>
    <style:style style:name="P262"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63"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64"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65"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66"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67"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68"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69"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70"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71"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72"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officeooo:rsid="0027002f"/>
    </style:style>
    <style:style style:name="T20" style:family="text">
      <style:text-properties officeooo:rsid="002b8978"/>
    </style:style>
    <style:style style:name="T21" style:family="text">
      <style:text-properties officeooo:rsid="00303da3"/>
    </style:style>
    <style:style style:name="T22" style:family="text">
      <style:text-properties officeooo:rsid="00376c65"/>
    </style:style>
    <style:style style:name="T23" style:family="text">
      <style:text-properties officeooo:rsid="003bc879"/>
    </style:style>
    <style:style style:name="T24" style:family="text">
      <style:text-properties officeooo:rsid="003e6efd"/>
    </style:style>
    <style:style style:name="T25" style:family="text">
      <style:text-properties officeooo:rsid="00405c0e"/>
    </style:style>
    <style:style style:name="T26" style:family="text">
      <style:text-properties officeooo:rsid="004aad0e"/>
    </style:style>
    <style:style style:name="T27" style:family="text">
      <style:text-properties officeooo:rsid="004c87b1"/>
    </style:style>
    <style:style style:name="T28" style:family="text">
      <style:text-properties officeooo:rsid="0050cefe"/>
    </style:style>
    <style:style style:name="T29" style:family="text">
      <style:text-properties fo:font-size="16pt" fo:font-weight="bold" style:font-size-asian="16pt" style:font-weight-asian="bold" style:font-size-complex="16pt" style:font-weight-complex="bold"/>
    </style:style>
    <style:style style:name="T30" style:family="text">
      <style:text-properties fo:font-size="16pt" fo:font-weight="bold" officeooo:rsid="0056845c" style:font-size-asian="16pt" style:font-weight-asian="bold" style:font-size-complex="16pt" style:font-weight-complex="bold"/>
    </style:style>
    <style:style style:name="T31" style:family="text">
      <style:text-properties fo:font-size="16pt" style:font-size-asian="16pt" style:font-size-complex="16pt"/>
    </style:style>
    <style:style style:name="T32" style:family="text">
      <style:text-properties fo:font-size="16pt" officeooo:rsid="009d1b28" style:font-size-asian="16pt" style:font-size-complex="16pt"/>
    </style:style>
    <style:style style:name="T33" style:family="text">
      <style:text-properties officeooo:rsid="0056845c"/>
    </style:style>
    <style:style style:name="T34" style:family="text">
      <style:text-properties fo:font-size="12pt" style:font-size-asian="12pt" style:font-size-complex="12pt"/>
    </style:style>
    <style:style style:name="T35" style:family="text">
      <style:text-properties fo:font-size="12pt" officeooo:rsid="0056845c" style:font-size-asian="12pt" style:font-size-complex="12pt"/>
    </style:style>
    <style:style style:name="T36" style:family="text">
      <style:text-properties fo:font-size="12pt" officeooo:rsid="0057224d" style:font-size-asian="12pt" style:font-size-complex="12pt"/>
    </style:style>
    <style:style style:name="T37" style:family="text">
      <style:text-properties fo:font-size="12pt" officeooo:rsid="013d342c" style:font-size-asian="12pt" style:font-size-complex="12pt"/>
    </style:style>
    <style:style style:name="T38" style:family="text">
      <style:text-properties fo:font-size="12pt" fo:font-weight="bold" officeooo:rsid="0057224d" style:font-size-asian="12pt" style:font-weight-asian="bold" style:font-size-complex="12pt"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12d476b" style:font-size-asian="12pt" style:font-weight-asian="normal" style:font-size-complex="12pt" style:font-weight-complex="normal"/>
    </style:style>
    <style:style style:name="T41" style:family="text">
      <style:text-properties fo:font-size="12pt" fo:font-weight="normal" officeooo:rsid="013d342c" style:font-size-asian="12pt" style:font-weight-asian="normal" style:font-size-complex="12pt" style:font-weight-complex="normal"/>
    </style:style>
    <style:style style:name="T42" style:family="text">
      <style:text-properties fo:font-size="12pt" fo:font-weight="normal" officeooo:rsid="013db015" style:font-size-asian="12pt" style:font-weight-asian="normal" style:font-size-complex="12pt" style:font-weight-complex="normal"/>
    </style:style>
    <style:style style:name="T43" style:family="text">
      <style:text-properties officeooo:rsid="0057224d"/>
    </style:style>
    <style:style style:name="T44" style:family="text">
      <style:text-properties officeooo:rsid="005b91a6"/>
    </style:style>
    <style:style style:name="T45" style:family="text">
      <style:text-properties officeooo:rsid="0021afa2"/>
    </style:style>
    <style:style style:name="T46" style:family="text">
      <style:text-properties officeooo:rsid="005e52e2"/>
    </style:style>
    <style:style style:name="T47" style:family="text">
      <style:text-properties officeooo:rsid="00620aa2"/>
    </style:style>
    <style:style style:name="T48" style:family="text">
      <style:text-properties fo:font-style="normal" style:font-style-asian="normal" style:font-style-complex="normal"/>
    </style:style>
    <style:style style:name="T49" style:family="text">
      <style:text-properties fo:font-style="normal" officeooo:rsid="00620aa2" style:font-style-asian="normal" style:font-style-complex="normal"/>
    </style:style>
    <style:style style:name="T50" style:family="text">
      <style:text-properties fo:font-style="normal" fo:font-weight="bold" officeooo:rsid="00620aa2" style:font-style-asian="normal" style:font-weight-asian="bold" style:font-style-complex="normal" style:font-weight-complex="bold"/>
    </style:style>
    <style:style style:name="T51" style:family="text">
      <style:text-properties officeooo:rsid="006d69aa"/>
    </style:style>
    <style:style style:name="T52" style:family="text">
      <style:text-properties officeooo:rsid="0071b369"/>
    </style:style>
    <style:style style:name="T53" style:family="text">
      <style:text-properties officeooo:rsid="007741fd"/>
    </style:style>
    <style:style style:name="T54" style:family="text">
      <style:text-properties officeooo:rsid="0079e61f"/>
    </style:style>
    <style:style style:name="T55" style:family="text">
      <style:text-properties officeooo:rsid="0079ff8b"/>
    </style:style>
    <style:style style:name="T56" style:family="text">
      <style:text-properties officeooo:rsid="007c9f7c"/>
    </style:style>
    <style:style style:name="T57" style:family="text">
      <style:text-properties fo:font-size="10pt" style:font-size-asian="10pt" style:font-size-complex="10pt"/>
    </style:style>
    <style:style style:name="T58" style:family="text">
      <style:text-properties fo:font-size="10pt" officeooo:rsid="0122dea2" style:font-size-asian="10pt" style:font-size-complex="10pt"/>
    </style:style>
    <style:style style:name="T59" style:family="text">
      <style:text-properties officeooo:rsid="008133a0"/>
    </style:style>
    <style:style style:name="T60" style:family="text">
      <style:text-properties officeooo:rsid="0081ebdd"/>
    </style:style>
    <style:style style:name="T61" style:family="text">
      <style:text-properties officeooo:rsid="00839683"/>
    </style:style>
    <style:style style:name="T62" style:family="text">
      <style:text-properties officeooo:rsid="008a8fb9"/>
    </style:style>
    <style:style style:name="T63" style:family="text">
      <style:text-properties officeooo:rsid="008f6190"/>
    </style:style>
    <style:style style:name="T64" style:family="text">
      <style:text-properties officeooo:rsid="00917f3e"/>
    </style:style>
    <style:style style:name="T65" style:family="text">
      <style:text-properties officeooo:rsid="0093fd6b"/>
    </style:style>
    <style:style style:name="T66" style:family="text">
      <style:text-properties officeooo:rsid="0097de38"/>
    </style:style>
    <style:style style:name="T67" style:family="text">
      <style:text-properties officeooo:rsid="00995326"/>
    </style:style>
    <style:style style:name="T68" style:family="text">
      <style:text-properties officeooo:rsid="009a4904"/>
    </style:style>
    <style:style style:name="T69" style:family="text">
      <style:text-properties officeooo:rsid="009b7840"/>
    </style:style>
    <style:style style:name="T70" style:family="text">
      <style:text-properties officeooo:rsid="00a09e05"/>
    </style:style>
    <style:style style:name="T71" style:family="text">
      <style:text-properties officeooo:rsid="00a27487"/>
    </style:style>
    <style:style style:name="T72" style:family="text">
      <style:text-properties fo:font-weight="normal" style:font-weight-asian="normal" style:font-weight-complex="normal"/>
    </style:style>
    <style:style style:name="T73" style:family="text">
      <style:text-properties fo:font-weight="normal" officeooo:rsid="00b200c8" style:font-weight-asian="normal" style:font-weight-complex="normal"/>
    </style:style>
    <style:style style:name="T74" style:family="text">
      <style:text-properties fo:font-weight="normal" officeooo:rsid="00f5fc91" style:font-weight-asian="normal" style:font-weight-complex="normal"/>
    </style:style>
    <style:style style:name="T75" style:family="text">
      <style:text-properties fo:font-weight="normal" officeooo:rsid="01378ee1" style:font-weight-asian="normal" style:font-weight-complex="normal"/>
    </style:style>
    <style:style style:name="T76" style:family="text">
      <style:text-properties fo:font-size="14pt" style:font-size-asian="14pt" style:font-size-complex="14pt"/>
    </style:style>
    <style:style style:name="T77" style:family="text">
      <style:text-properties fo:font-size="14pt" officeooo:rsid="00b0a7b2" style:font-size-asian="14pt" style:font-size-complex="14pt"/>
    </style:style>
    <style:style style:name="T78" style:family="text">
      <style:text-properties fo:font-size="14pt" fo:font-weight="bold" style:font-size-asian="14pt" style:font-weight-asian="bold" style:font-size-complex="14pt" style:font-weight-complex="bold"/>
    </style:style>
    <style:style style:name="T79" style:family="text">
      <style:text-properties fo:font-size="14pt" fo:font-weight="bold" officeooo:rsid="00a71dd9" style:font-size-asian="14pt" style:font-weight-asian="bold" style:font-size-complex="14pt" style:font-weight-complex="bold"/>
    </style:style>
    <style:style style:name="T80" style:family="text">
      <style:text-properties officeooo:rsid="00b253e9"/>
    </style:style>
    <style:style style:name="T81" style:family="text">
      <style:text-properties officeooo:rsid="00b5d9ac"/>
    </style:style>
    <style:style style:name="T82" style:family="text">
      <style:text-properties officeooo:rsid="00c29e06"/>
    </style:style>
    <style:style style:name="T83" style:family="text">
      <style:text-properties officeooo:rsid="00cd92f2"/>
    </style:style>
    <style:style style:name="T84" style:family="text">
      <style:text-properties officeooo:rsid="00d1f95c"/>
    </style:style>
    <style:style style:name="T85" style:family="text">
      <style:text-properties officeooo:rsid="00d4a47a"/>
    </style:style>
    <style:style style:name="T86" style:family="text">
      <style:text-properties officeooo:rsid="00dcafa3"/>
    </style:style>
    <style:style style:name="T87" style:family="text">
      <style:text-properties officeooo:rsid="00dd43ea"/>
    </style:style>
    <style:style style:name="T88" style:family="text">
      <style:text-properties officeooo:rsid="00de7437"/>
    </style:style>
    <style:style style:name="T89" style:family="text">
      <style:text-properties officeooo:rsid="00df2ee3"/>
    </style:style>
    <style:style style:name="T90" style:family="text">
      <style:text-properties officeooo:rsid="00e06bfc"/>
    </style:style>
    <style:style style:name="T91" style:family="text">
      <style:text-properties officeooo:rsid="00e0f927"/>
    </style:style>
    <style:style style:name="T92" style:family="text">
      <style:text-properties officeooo:rsid="00e8e110"/>
    </style:style>
    <style:style style:name="T93" style:family="text">
      <style:text-properties officeooo:rsid="00ea1f6e"/>
    </style:style>
    <style:style style:name="T94" style:family="text">
      <style:text-properties officeooo:rsid="00ee1ab9"/>
    </style:style>
    <style:style style:name="T95" style:family="text">
      <style:text-properties officeooo:rsid="00ee753f"/>
    </style:style>
    <style:style style:name="T96" style:family="text">
      <style:text-properties officeooo:rsid="00f121a1"/>
    </style:style>
    <style:style style:name="T97" style:family="text">
      <style:text-properties officeooo:rsid="00f5fc91"/>
    </style:style>
    <style:style style:name="T98" style:family="text">
      <style:text-properties officeooo:rsid="010016cb"/>
    </style:style>
    <style:style style:name="T99" style:family="text">
      <style:text-properties officeooo:rsid="010546d9"/>
    </style:style>
    <style:style style:name="T100" style:family="text">
      <style:text-properties officeooo:rsid="0109a6aa"/>
    </style:style>
    <style:style style:name="T101" style:family="text">
      <style:text-properties officeooo:rsid="010f4711"/>
    </style:style>
    <style:style style:name="T102" style:family="text">
      <style:text-properties officeooo:rsid="010f6e5a"/>
    </style:style>
    <style:style style:name="T103" style:family="text">
      <style:text-properties officeooo:rsid="01103101"/>
    </style:style>
    <style:style style:name="T104" style:family="text">
      <style:text-properties officeooo:rsid="011f25b8"/>
    </style:style>
    <style:style style:name="T105" style:family="text">
      <style:text-properties officeooo:rsid="01218ba4"/>
    </style:style>
    <style:style style:name="T106" style:family="text">
      <style:text-properties officeooo:rsid="01227c38"/>
    </style:style>
    <style:style style:name="T107" style:family="text">
      <style:text-properties fo:color="#000000"/>
    </style:style>
    <style:style style:name="T108" style:family="text">
      <style:text-properties officeooo:rsid="012cb024"/>
    </style:style>
    <style:style style:name="T109" style:family="text">
      <style:text-properties officeooo:rsid="01357593"/>
    </style:style>
    <style:style style:name="T110" style:family="text">
      <style:text-properties officeooo:rsid="01378ee1"/>
    </style:style>
    <style:style style:name="T111" style:family="text">
      <style:text-properties officeooo:rsid="0138dfcb"/>
    </style:style>
    <style:style style:name="T112" style:family="text">
      <style:text-properties officeooo:rsid="01413151"/>
    </style:style>
    <style:style style:name="T113" style:family="text">
      <style:text-properties officeooo:rsid="01419cae"/>
    </style:style>
    <style:style style:name="T114" style:family="text">
      <style:text-properties officeooo:rsid="0143c6cb"/>
    </style:style>
    <style:style style:name="T115" style:family="text">
      <style:text-properties officeooo:rsid="014af12a"/>
    </style:style>
    <style:style style:name="T116" style:family="text">
      <style:text-properties officeooo:rsid="014c5bfd"/>
    </style:style>
    <style:style style:name="T117" style:family="text">
      <style:text-properties officeooo:rsid="0154adea"/>
    </style:style>
    <style:style style:name="T118" style:family="text">
      <style:text-properties officeooo:rsid="01562064"/>
    </style:style>
    <style:style style:name="T119" style:family="text">
      <style:text-properties officeooo:rsid="01627bd4"/>
    </style:style>
    <style:style style:name="T120" style:family="text">
      <style:text-properties officeooo:rsid="0163b5c3"/>
    </style:style>
    <style:style style:name="T121" style:family="text">
      <style:text-properties officeooo:rsid="0167bec6"/>
    </style:style>
    <style:style style:name="T122" style:family="text">
      <style:text-properties officeooo:rsid="016b6bd0"/>
    </style:style>
    <style:style style:name="T123" style:family="text">
      <style:text-properties style:use-window-font-color="true" style:font-name="Lucida Console" fo:font-size="9pt" style:font-size-asian="9pt" fo:background-color="#ffffff"/>
    </style:style>
    <style:style style:name="T124" style:family="text">
      <style:text-properties officeooo:rsid="016c201c"/>
    </style:style>
    <style:style style:name="T125" style:family="text">
      <style:text-properties officeooo:rsid="016c451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57" text:outline-level="2"><text:span text:style-name="T56">Linux Academy: <text:s/></text:span>The System Administrator's Guide to Bash Scripting <text:a xlink:type="simple" xlink:href="https://linuxacademy.com/cp/modules/view/id/72" text:style-name="Internet_20_link" text:visited-style-name="Visited_20_Internet_20_Link"><text:span text:style-name="T57">https://linuxacademy.com/cp/modules/view/id/72</text:span></text:a></text:h>
      <text:p text:style-name="P6"/>
      <text:p text:style-name="P6">* <text:span text:style-name="T1">Kernel main functions:</text:span></text:p>
      <text:list xml:id="list3932860674" text:style-name="L1">
        <text:list-item>
          <text:p text:style-name="P260">System memory management</text:p>
        </text:list-item>
        <text:list-item>
          <text:p text:style-name="P260">Software program management</text:p>
        </text:list-item>
        <text:list-item>
          <text:p text:style-name="P260">Hardware management</text:p>
        </text:list-item>
        <text:list-item>
          <text:p text:style-name="P260">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5"> (even if there is ram available)</text:span></text:p>
      <text:p text:style-name="P179"/>
      <text:p text:style-name="P13"><text:span text:style-name="T3">Swapping on</text:span>, <text:span text:style-name="T19">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0">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1">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764686424" text:style-name="L2">
        <text:list-item>
          <text:p text:style-name="P261">Level 1: <text:span text:style-name="T3">Single user mode</text:span>. Only basic system processes are started with only one console terminal. For emergencies when all is broken.</text:p>
        </text:list-item>
        <text:list-item>
          <text:p text:style-name="P261">Level 3: the standard init run level. Most of the application software is started.</text:p>
        </text:list-item>
        <text:list-item text:start-value="1">
          <text:p text:style-name="P261">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254"><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55"><text:s text:c="3"/>└─────────┴───────────────────┘</text:p>
      <text:p text:style-name="P20"/>
      <text:p text:style-name="P3">Shell scripts: page 269</text:p>
      <text:p text:style-name="P181"><text:soft-page-break/></text:p>
      <text:p text:style-name="P61"><text:span text:style-name="T9">* </text:span><text:span text:style-name="T22">Add </text:span><text:span text:style-name="T10"><text:s/>#!/bin/bash</text:span><text:span text:style-name="T22"> <text:s/>at the beginning of the script always (or the shell that you want to use, sh,csh, etc). </text:span></text:p>
      <text:p text:style-name="P61"/>
      <text:p text:style-name="P62">This tells the shell <text:span text:style-name="T23">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621847850" text:style-name="L3">
        <text:list-item>
          <text:p text:style-name="P262"><text:span text:style-name="T46">Can be any text string u</text:span>p to 20 <text:span text:style-name="T46">letters, digits or an underscore character.</text:span></text:p>
        </text:list-item>
        <text:list-item>
          <text:p text:style-name="P263">Variables are <text:span text:style-name="T3">case sensitive</text:span><text:span text:style-name="T48"> <text:s text:c="4"/></text:span><text:span text:style-name="T49">var1 </text:span><text:span text:style-name="T50">≠ </text:span><text:span text:style-name="T49">Var1</text:span></text:p>
        </text:list-item>
        <text:list-item>
          <text:p text:style-name="P263">Values are assigned using an equal sign, <text:span text:style-name="T3">with no spaces</text:span> <text:s text:c="4"/><text:span text:style-name="T47">var1=10</text:span></text:p>
        </text:list-item>
        <text:list-item>
          <text:p text:style-name="P264">The shell script automatically determines the data type</text:p>
        </text:list-item>
        <text:list-item>
          <text:p text:style-name="P264">Variables defined withing the shell script maintain their values until the script is completed.</text:p>
        </text:list-item>
        <text:list-item>
          <text:p text:style-name="P265">Variables can be referenced using the dollar sign: <text:span text:style-name="T9"><text:s/>$</text:span></text:p>
        </text:list-item>
      </text:list>
      <text:p text:style-name="P22"/>
      <text:p text:style-name="P64"/>
      <text:p text:style-name="P183">* <text:span text:style-name="T24">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5">date +’%d/%m/%y’ </text:span>)</text:p>
      <text:p text:style-name="P66"/>
      <text:p text:style-name="P19">– <text:span text:style-name="T26">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27">6</text:span></text:p>
      <text:p text:style-name="P70"/>
      <text:p text:style-name="P70"/>
      <text:p text:style-name="P70"/>
      <text:p text:style-name="P70"/>
      <text:p text:style-name="P86"/>
      <text:p text:style-name="P70"><text:soft-page-break/></text:p>
      <text:p text:style-name="P184">* Command Substitution:</text:p>
      <text:p text:style-name="P258"/>
      <text:p text:style-name="P71">Extract information from the output of a command and as<text:span text:style-name="T28">s</text:span>ig<text:span text:style-name="T28">n</text:span> it to a variable.</text:p>
      <text:p text:style-name="P72">After that you can use the variable like <text:span text:style-name="T44">if </text:span>it was the command it self.</text:p>
      <text:p text:style-name="P72"/>
      <text:p text:style-name="P73">There are to ways to assign the output of a command to a variable:</text:p>
      <text:list xml:id="list2396420263" text:style-name="L4">
        <text:list-header>
          <text:p text:style-name="P266"/>
        </text:list-header>
        <text:list-item>
          <text:p text:style-name="P266">The <text:span text:style-name="T9">backtick</text:span> character <text:span text:style-name="T33">(accent obert)</text:span>: <text:s text:c="2"/><text:span text:style-name="T29"><text:s text:c="2"/>` <text:s text:c="5"/></text:span><text:span text:style-name="T38">example</text:span><text:span text:style-name="T36">:</text:span><text:span text:style-name="T34"> <text:s/></text:span><text:span text:style-name="T30"><text:s/></text:span><text:span text:style-name="T35">my_variable=`date`</text:span></text:p>
        </text:list-item>
      </text:list>
      <text:p text:style-name="P87"><text:span text:style-name="T35"><text:tab/></text:span><text:span text:style-name="T34">Example: <text:s/>echo “Show me today’s date and time: `my_variable`”</text:span></text:p>
      <text:p text:style-name="P206"><text:tab/></text:p>
      <text:list xml:id="list134206608424968" text:continue-numbering="true" text:style-name="L4">
        <text:list-item>
          <text:p text:style-name="P266">The <text:span text:style-name="T9">$()</text:span> format <text:s text:c="53"/><text:span text:style-name="T12">exampe</text:span><text:span text:style-name="T43">: <text:s/>my_variable=$(date)</text:span></text:p>
        </text:list-item>
      </text:list>
      <text:p text:style-name="P73"><text:tab/><text:span text:style-name="T59">Example: <text:s/>echo “Show me today’s date and time: $(my_variable)”</text:span></text:p>
      <text:p text:style-name="P73"/>
      <text:p text:style-name="P31">Example:</text:p>
      <text:p text:style-name="P31"/>
      <text:p text:style-name="P120"><text:span text:style-name="T9">bigdump</text:span>=<text:span text:style-name="T89">$</text:span>(/bin/find /tmp/bigdump-* -mtime +30)</text:p>
      <text:p text:style-name="P120"/>
      <text:p text:style-name="P120">/bin/mv <text:span text:style-name="T9">$bigdump</text:span> /var/log/bigdump/</text:p>
      <text:p text:style-name="P73"/>
      <text:p text:style-name="P73"/>
      <text:p text:style-name="P21">* <text:span text:style-name="T60">For LOGS: <text:s/>IMPORTANT</text:span></text:p>
      <text:p text:style-name="P73"/>
      <text:p text:style-name="P88">Pick the content of <text:span text:style-name="T61">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2">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27">* <text:span text:style-name="T63">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4">Append: <text:s/>&gt;&gt;</text:span></text:p>
      <text:p text:style-name="P97">Add the <text:s/>output of a command to the end of an existing file.</text:p>
      <text:p text:style-name="P98">Command &gt;&gt; my_file</text:p>
      <text:p text:style-name="P102"/>
      <text:p text:style-name="P98"/>
      <text:p text:style-name="P24">* <text:span text:style-name="T65">Input Redirection: &lt;</text:span></text:p>
      <text:p text:style-name="P100">Takes the content of a file and redirects it to a command.</text:p>
      <text:p text:style-name="P99"/>
      <text:p text:style-name="P101"><text:span text:style-name="T66">command</text:span> &lt; my_file</text:p>
      <text:p text:style-name="P101"/>
      <text:p text:style-name="P102"><text:span text:style-name="T9">Example</text:span>:</text:p>
      <text:p text:style-name="P102">who &gt; test_redirection</text:p>
      <text:p text:style-name="P103">wc &lt; test_redirection --<text:span text:style-name="T67">&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8">You have to add a text marker at the <text:tab/>beginning and the end of the data you want to use.</text:span></text:p>
      <text:p text:style-name="P104"/>
      <text:p text:style-name="P105"><text:tab/>command <text:s/>&lt;&lt; <text:s/>marker</text:p>
      <text:p text:style-name="P104"><text:s/><text:tab/><text:span text:style-name="T68">data</text:span></text:p>
      <text:p text:style-name="P104"><text:tab/><text:span text:style-name="T68">marker</text:span></text:p>
      <text:p text:style-name="P104"/>
      <text:p text:style-name="P104"><text:tab/><text:span text:style-name="T68">wc &lt;&lt; puta</text:span></text:p>
      <text:p text:style-name="P104"><text:tab/><text:span text:style-name="T68">test string 1</text:span></text:p>
      <text:p text:style-name="P104"><text:s/><text:tab/><text:span text:style-name="T68">test string 2</text:span></text:p>
      <text:p text:style-name="P104"><text:tab/><text:span text:style-name="T68">test string 3</text:span></text:p>
      <text:p text:style-name="P104"><text:tab/><text:span text:style-name="T68">puta</text:span></text:p>
      <text:p text:style-name="P104"><text:tab/><text:tab/><text:span text:style-name="T68">3 <text:s text:c="3"/>9 <text:s text:c="2"/>42</text:span></text:p>
      <text:p text:style-name="P104"/>
      <text:p text:style-name="P104"><text:tab/><text:span text:style-name="T68">Wc is saying: <text:s/>3 lines, 9 words and 42 bytes used between puta and puta</text:span></text:p>
      <text:p text:style-name="P104"/>
      <text:p text:style-name="P104"/>
      <text:p text:style-name="P104"/>
      <text:p text:style-name="P71"><text:span text:style-name="T69">pag 284</text:span><text:tab/></text:p>
      <text:p text:style-name="P26"><text:span text:style-name="T31">* </text:span><text:span text:style-name="T32">Math</text:span></text:p>
      <text:p text:style-name="Horizontal_20_Line"/>
      <text:p text:style-name="P27"><text:span text:style-name="T76">Expr command:</text:span> <text:s text:c="3"/><text:span text:style-name="T70">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78">Using </text:span><text:span text:style-name="T79">square </text:span><text:span text:style-name="T78">brackets:</text:span><text:span text:style-name="T9"> </text:span><text:span text:style-name="T71">$[ operation ] </text:span></text:p>
      <text:p text:style-name="P180"/>
      <text:p text:style-name="P110"><text:span text:style-name="T6">ONLY integers</text:span><text:span text:style-name="T71">,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6">Bash Cal</text:span><text:span text:style-name="T77">c</text:span><text:span text:style-name="T76">ulator / BC:</text:span> <text:span text:style-name="T73">pag 288</text:span></text:p>
      <text:p text:style-name="P115"/>
      <text:p text:style-name="P115">Program that allow a shell script to run floating point operations <text:span text:style-name="T80">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81">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8">Exit script <text:s/></text:span><text:span text:style-name="T92">page</text:span> 292</text:p>
      <text:p text:style-name="P71"/>
      <text:p text:style-name="P142">echo <text:span text:style-name="T9">$? <text:s/></text:span><text:s/>→ display the last <text:span text:style-name="T93">exit</text:span> status, 0 is ok. <text:span text:style-name="T93">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29">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29">Using Structured Commands </text:span>page 297</text:p>
      <text:p text:style-name="Horizontal_20_Line"/>
      <text:p text:style-name="P233">IF-THEN Statement:</text:p>
      <text:p text:style-name="P145"/>
      <text:p text:style-name="Text_20_body">If the IF exits with success <text:span text:style-name="T94">(</text:span>0<text:span text:style-name="T94">) then the THEN is executed as well, will execute all the THEN if there are more than one.</text:span></text:p>
      <text:p text:style-name="P259">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95"> the output of pwd command</text:span></text:p>
      <text:p text:style-name="P71">It worked <text:s text:c="5"/>------------→<text:span text:style-name="T95"> the echo</text:span></text:p>
      <text:p text:style-name="P71"/>
      <text:p text:style-name="P71"/>
      <text:p text:style-name="P51">IF-THEN-ELSE Statement:</text:p>
      <text:p text:style-name="P177"/>
      <text:p text:style-name="P71"><text:span text:style-name="T9">if</text:span> command <text:s/>→<text:span text:style-name="T109"> if the exit status code is not zero won’t execute then, will run the else commands.</text:span></text:p>
      <text:p text:style-name="P26">then</text:p>
      <text:p text:style-name="P71">commands</text:p>
      <text:p text:style-name="P26">else <text:s/><text:span text:style-name="T72">→</text:span><text:span text:style-name="T75">Will be executed if the IF command returns</text:span><text:span text:style-name="T110"> non-zero exit status code</text:span></text:p>
      <text:p text:style-name="P71">commands</text:p>
      <text:p text:style-name="P26">fi</text:p>
      <text:p text:style-name="P71"/>
      <text:p text:style-name="P242">testuser=NoSuchUser</text:p>
      <text:p text:style-name="P242">#</text:p>
      <text:p text:style-name="P242"><text:span text:style-name="T9">if </text:span>grep $testuser /etc/passwd <text:s/>→<text:span text:style-name="T111"> will return non-zero exit status code</text:span></text:p>
      <text:p text:style-name="P250">then <text:s/>→<text:span text:style-name="T111"> <text:s text:c="10"/>won’t run the THEN commands and will go to ELSE</text:span></text:p>
      <text:p text:style-name="P242">echo "The bash files for user $testuser are:"</text:p>
      <text:p text:style-name="P242">ls -a /home/$testuser/.b*</text:p>
      <text:p text:style-name="P242">echo</text:p>
      <text:p text:style-name="P250">else <text:s/>→<text:span text:style-name="T111"> will execute the commands in else.</text:span></text:p>
      <text:p text:style-name="P242">echo "The user $testuser does not exist on this system."</text:p>
      <text:p text:style-name="P242">echo</text:p>
      <text:p text:style-name="P242">fi</text:p>
      <text:p text:style-name="P71"/>
      <text:p text:style-name="P71"/>
      <text:p text:style-name="P71"/>
      <text:p text:style-name="P71"/>
      <text:p text:style-name="P71"/>
      <text:p text:style-name="P200">IF-ELIF-THEN <text:s/><text:span text:style-name="T37">Nesting Ifs </text:span><text:span text:style-name="T41"><text:s/></text:span><text:span text:style-name="T42">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42">testuser=NoSuchUser</text:p>
      <text:p text:style-name="P242">#</text:p>
      <text:p text:style-name="P242"><text:span text:style-name="T9">if </text:span>grep $testuser /etc/passwd</text:p>
      <text:p text:style-name="P250">then</text:p>
      <text:p text:style-name="P242">echo "The user $testuser exists on this system."</text:p>
      <text:p text:style-name="P242">#</text:p>
      <text:p text:style-name="P242"><text:span text:style-name="T9">elif </text:span>ls -d /home/$testuser</text:p>
      <text:p text:style-name="P242">then</text:p>
      <text:p text:style-name="P242">echo "The user $testuser does not exist on this system."</text:p>
      <text:p text:style-name="P242">echo "However, $testuser has a directory."</text:p>
      <text:p text:style-name="P242">#</text:p>
      <text:p text:style-name="P250">fi</text:p>
      <text:p text:style-name="P71"/>
      <text:p text:style-name="P71"/>
      <text:p text:style-name="P71"/>
      <text:p text:style-name="Horizontal_20_Line"/>
      <text:p text:style-name="Horizontal_20_Line"/>
      <text:p text:style-name="P185">* Linux Academy </text:p>
      <text:h text:style-name="P256"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2">When you type in an username and password.</text:span> <text:span text:style-name="T51">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2">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3">What are you typing is being registered in this file.</text:span></text:p>
      <text:p text:style-name="P82"/>
      <text:p text:style-name="P83">– <text:span text:style-name="T54">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5">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29">Shebang </text:span>→<text:span text:style-name="T82">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31">* See the directories on my path:</text:p>
      <text:p text:style-name="P127">env |grep $PATH</text:p>
      <text:p text:style-name="P75"/>
      <text:p text:style-name="P75"/>
      <text:p text:style-name="P232">* <text:span text:style-name="T83">Command substitution:</text:span></text:p>
      <text:p text:style-name="P75"/>
      <text:list xml:id="list386612508" text:style-name="L5">
        <text:list-item>
          <text:p text:style-name="P267">Use back `comand` <text:s/>,like: TODAYSDATE=`date`</text:p>
        </text:list-item>
        <text:list-item>
          <text:p text:style-name="P267">Use alias, like below. You will need to use shopt to expand the aliases in the subshell.</text:p>
        </text:list-item>
      </text:list>
      <text:p text:style-name="P75"/>
      <text:p text:style-name="P75"/>
      <text:p text:style-name="P130"><text:span text:style-name="T9">shopt</text:span> → <text:span text:style-name="T84">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5">see script below:</text:span></text:p>
      <text:p text:style-name="P129"/>
      <text:p text:style-name="P128"/>
      <text:p text:style-name="P75"><text:span text:style-name="T9">shopt</text:span> -s expand_aliases # Shopt turns on aliases to be run by subshell</text:p>
      <text:p text:style-name="P75"/>
      <text:p text:style-name="P234">alias TODAY="date"</text:p>
      <text:p text:style-name="P234">alias UFILES="find /home/joaquim/Documents/ -user joaquim"</text:p>
      <text:p text:style-name="P234"/>
      <text:p text:style-name="P234">TODAYSDATE=`date`</text:p>
      <text:p text:style-name="P234">USERFILES=`find /home/joaquim/Documents/ -user joaquim`</text:p>
      <text:p text:style-name="P234"/>
      <text:p text:style-name="P234">echo "Today's D<text:span text:style-name="T98">a</text:span>te: $TODAYSDATE"</text:p>
      <text:p text:style-name="P234">echo "All files Owned by User: $USERFILES"</text:p>
      <text:p text:style-name="P234"/>
      <text:p text:style-name="P234">A=`TODAY`</text:p>
      <text:p text:style-name="P234">B=`UFILES``</text:p>
      <text:p text:style-name="P234">echo "With Alias, TODAY is: $A</text:p>
      <text:p text:style-name="P234">echo "With Alias, UFILES is: $B</text:p>
      <text:p text:style-name="P234"/>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8">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87">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6">With command substitution:</text:span></text:p>
      <text:p text:style-name="P75">echo `expr 5 - 2`</text:p>
      <text:p text:style-name="P75">3</text:p>
      <text:p text:style-name="P75"/>
      <text:p text:style-name="P75"/>
      <text:p text:style-name="P189">Variables, local and system</text:p>
      <text:p text:style-name="P135"><text:span text:style-name="T90">L</text:span>ocal variables: <text:s text:c="2"/><text:span text:style-name="T9">env </text:span>or <text:span text:style-name="T9">printenv</text:span></text:p>
      <text:p text:style-name="P136"/>
      <text:p text:style-name="P136"><text:soft-page-break/>System variables: <text:span text:style-name="T9"><text:s/>set </text:span><text:span text:style-name="T91">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96">`</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1">Read statement: </text:span><text:span text:style-name="T74">To provide input to the script:</text:span></text:p>
      <text:p text:style-name="P149"/>
      <text:p text:style-name="P148"># Interactive script for user i<text:span text:style-name="T97">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2">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2944497032" text:style-name="L6">
        <text:list-item>
          <text:p text:style-name="P268">Create the variable: <text:s text:c="9"/>MYVAR=4</text:p>
        </text:list-item>
        <text:list-item>
          <text:p text:style-name="P268">Declare it as an in<text:span text:style-name="T101">t</text:span>eger: <text:s/>declare -i MYVAR</text:p>
        </text:list-item>
        <text:list-item>
          <text:p text:style-name="P268">Check it: <text:s/>declare -p MYVAR</text:p>
          <text:p text:style-name="P268"><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99">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03">(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00">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35">SERVERLIST=("tc-app1" "tc-app2" "tc-app3" "tc-app4")</text:p>
      <text:p text:style-name="P235">#echo ${SERVERLIST[*]}</text:p>
      <text:p text:style-name="P235">COUNT=0</text:p>
      <text:p text:style-name="P235"/>
      <text:p text:style-name="P235">for INDEX in ${SERVERLIST[@]}; do</text:p>
      <text:p text:style-name="P235"/>
      <text:p text:style-name="P235"><text:s text:c="2"/>echo "Processing Server: ${SERVERLIST[COUNT]}"</text:p>
      <text:p text:style-name="P235"/>
      <text:p text:style-name="P235"><text:s text:c="2"/>COUNT="`expr $COUNT + 1`"</text:p>
      <text:p text:style-name="P235"/>
      <text:p text:style-name="P235">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1">If Statement <text:s/></text:span><text:span text:style-name="T72">Conditional.</text:span></text:p>
      <text:p text:style-name="P167"/>
      <text:p text:style-name="P169">if [ condition ] <text:s text:c="2"/>--------------→ <text:span text:style-name="T9">Important</text:span>: must <text:span text:style-name="T105">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7">Type one number from 1 to 5 and if you find the correct one the script will let It know. 3 is the number.</text:p>
      <text:p text:style-name="P236"/>
      <text:p text:style-name="P236">#!/bin/bash</text:p>
      <text:p text:style-name="P236"># simple if script for guessing a number</text:p>
      <text:p text:style-name="P236"/>
      <text:p text:style-name="P236">clear</text:p>
      <text:p text:style-name="P236">echo "Guess the secret number"</text:p>
      <text:p text:style-name="P236">echo "======================="</text:p>
      <text:p text:style-name="P236">echo ""</text:p>
      <text:p text:style-name="P236">echo "Enter a Number between 1 and 5"</text:p>
      <text:p text:style-name="P236">read GUESS</text:p>
      <text:p text:style-name="P236"/>
      <text:p text:style-name="P236">if [ $GUESS -eq <text:span text:style-name="T9">3</text:span> ]</text:p>
      <text:p text:style-name="P236"><text:s text:c="8"/>then</text:p>
      <text:p text:style-name="P236"><text:s text:c="16"/>echo "You guessed the correct number"</text:p>
      <text:p text:style-name="P236">fi</text:p>
      <text:p text:style-name="P236"/>
      <text:p text:style-name="P236"/>
      <text:p text:style-name="P236"/>
      <text:p text:style-name="P236"/>
      <text:p text:style-name="P236"/>
      <text:p text:style-name="P236"/>
      <text:p text:style-name="P167"/>
      <text:p text:style-name="P48">Another example:</text:p>
      <text:p text:style-name="P171">This script is picking the first input typed on the cli and checking if exists and if it’s readable.</text:p>
      <text:p text:style-name="P171">-f check that i<text:span text:style-name="T106">s</text:span> a file. -r checks if it’s readable. <text:span text:style-name="T108">I’ve created mytext.txt</text:span></text:p>
      <text:p text:style-name="P167"/>
      <text:p text:style-name="P167">./<text:span text:style-name="T108">if_test_file.sh mytext.txt</text:span></text:p>
      <text:p text:style-name="P167"/>
      <text:p text:style-name="P236">#!/bin/bash</text:p>
      <text:p text:style-name="P236"># test mutiple expressions in single if statement</text:p>
      <text:p text:style-name="P236"/>
      <text:p text:style-name="P236">FILENAME=$1</text:p>
      <text:p text:style-name="P236"><text:soft-page-break/></text:p>
      <text:p text:style-name="P236">echo "Testing for file $FILENAME and readability"</text:p>
      <text:p text:style-name="P236"/>
      <text:p text:style-name="P236"><text:span text:style-name="T9">if </text:span>[ <text:span text:style-name="T9">-f </text:span>$FILENAME ] &amp;&amp; [ <text:span text:style-name="T9">-r</text:span> $FILENAME ] <text:s text:c="2"/>→<text:span text:style-name="T104"> if the file exists AND is readable, show me the echo.</text:span></text:p>
      <text:p text:style-name="P236"><text:s text:c="8"/><text:span text:style-name="T9">then</text:span></text:p>
      <text:p text:style-name="P236"><text:s text:c="16"/>echo "File $FILENAME exists AND is readable"</text:p>
      <text:p text:style-name="P236"/>
      <text:p text:style-name="P236">fi</text:p>
      <text:p text:style-name="P236"/>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8">2&gt;/dev/null</text:span></text:p>
      <text:p text:style-name="P175"/>
      <text:p text:style-name="P237"># Simple example of if then else and nested if statements</text:p>
      <text:p text:style-name="P237"/>
      <text:p text:style-name="P237">echo "Enter a number between 1 and 3"</text:p>
      <text:p text:style-name="P237"><text:span text:style-name="T9">read</text:span> VALUE</text:p>
      <text:p text:style-name="P237"/>
      <text:p text:style-name="P237"><text:span text:style-name="T9">if </text:span>[ "$VALUE" -eq "1" ] 2&gt;/dev/null || [ "$VALUE" -eq "2" ] 2&gt;/dev/null || [ "$VALUE" -eq "3" ] 2&gt;/dev/null; then</text:p>
      <text:p text:style-name="P237"><text:s text:c="8"/>echo ""</text:p>
      <text:p text:style-name="P237"><text:s text:c="8"/>echo "You entered $VALUE"</text:p>
      <text:p text:style-name="P247">else</text:p>
      <text:p text:style-name="P237"><text:s text:c="8"/>echo ""</text:p>
      <text:p text:style-name="P237"><text:s text:c="8"/>echo "You didn't follow directions!"</text:p>
      <text:p text:style-name="P247">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340850330" text:style-name="L7">
        <text:list-item>
          <text:p text:style-name="P269">If the value is 1 show me this message redirecting the error to dev/null</text:p>
        </text:list-item>
        <text:list-item>
          <text:p text:style-name="P269">If the value is 2 show me this other message and 2&gt;/dev/null</text:p>
        </text:list-item>
        <text:list-item>
          <text:p text:style-name="P269">If it’s 3 show this other message and 2&gt;/dev/null</text:p>
        </text:list-item>
        <text:list-item>
          <text:p text:style-name="P269">If not show this message</text:p>
        </text:list-item>
      </text:list>
      <text:p text:style-name="P167"/>
      <text:p text:style-name="P236"><text:soft-page-break/>echo "Enter a number between 1 and 3:"</text:p>
      <text:p text:style-name="P236">read VALUE</text:p>
      <text:p text:style-name="P236"/>
      <text:p text:style-name="P236"><text:span text:style-name="T9">if </text:span>[ "$VALUE" -eq "1" ] 2&gt;/dev/null; then</text:p>
      <text:p text:style-name="P236"><text:s text:c="8"/>echo ""</text:p>
      <text:p text:style-name="P236"><text:s text:c="8"/>echo "You entered 1"</text:p>
      <text:p text:style-name="P236"><text:span text:style-name="T9">elif </text:span>[ "$VALUE" -eq "2" ] 2&gt;/dev/null; then</text:p>
      <text:p text:style-name="P236"><text:s text:c="8"/>echo ""</text:p>
      <text:p text:style-name="P236"><text:s text:c="8"/>echo "You entered 2"</text:p>
      <text:p text:style-name="P236"><text:span text:style-name="T9">elif </text:span>[ "$VALUE" -eq "3" ] 2&gt;/dev/null; then</text:p>
      <text:p text:style-name="P236"><text:s text:c="8"/>echo ""</text:p>
      <text:p text:style-name="P236"><text:s text:c="8"/>echo "You entered 3"</text:p>
      <text:p text:style-name="P248">else</text:p>
      <text:p text:style-name="P236"><text:s text:c="8"/>echo""</text:p>
      <text:p text:style-name="P236"><text:s text:c="8"/>echo "You didn't followed directions"</text:p>
      <text:p text:style-name="P236"/>
      <text:p text:style-name="P248">fi</text:p>
      <text:p text:style-name="P236"/>
      <text:p text:style-name="P236"/>
      <text:p text:style-name="P197">For Loop:</text:p>
      <text:p text:style-name="P239"/>
      <text:p text:style-name="P228">The below script does:</text:p>
      <text:list xml:id="list3153811013" text:style-name="L8">
        <text:list-item>
          <text:p text:style-name="P270">Command substitution searching for all .sh files on my current folder</text:p>
        </text:list-item>
        <text:list-item>
          <text:p text:style-name="P270">For every file inside shellscript do:</text:p>
        </text:list-item>
        <text:list-item>
          <text:p text:style-name="P270">A cat (of every file)</text:p>
        </text:list-item>
        <text:list-item>
          <text:p text:style-name="P270">And display it with echo (every file will be displayed on the screen)</text:p>
        </text:list-item>
      </text:list>
      <text:p text:style-name="P238"/>
      <text:p text:style-name="P238">#!/bin/bash</text:p>
      <text:p text:style-name="P238"># demo of the for loop</text:p>
      <text:p text:style-name="P238"/>
      <text:p text:style-name="P238">echo "List all the shell script contents of the directory"</text:p>
      <text:p text:style-name="P238"/>
      <text:p text:style-name="P238"><text:span text:style-name="T107">SHELLSCRIPTS</text:span>=`ls *.sh`</text:p>
      <text:p text:style-name="P238"/>
      <text:p text:style-name="P238">for SCRIPT in "$SHELLSCRIPTS"; do</text:p>
      <text:p text:style-name="P238"><text:s text:c="8"/>DISPLAY="`cat $SCRIPT`"</text:p>
      <text:p text:style-name="P238"><text:s text:c="8"/>echo "File: $SCRIPT - Contents $DISPLAY"</text:p>
      <text:p text:style-name="P238">done</text:p>
      <text:p text:style-name="P238"/>
      <text:p text:style-name="P238"/>
      <text:p text:style-name="P238"/>
      <text:p text:style-name="P238"/>
      <text:p text:style-name="P238"/>
      <text:p text:style-name="P238"/>
      <text:p text:style-name="P238"/>
      <text:p text:style-name="P198">Case Statement: <text:span text:style-name="T39">(conditional)</text:span></text:p>
      <text:p text:style-name="P208"/>
      <text:p text:style-name="P208">asdfasd</text:p>
      <text:p text:style-name="P208"/>
      <text:p text:style-name="P240">echo "MAIN MENU"</text:p>
      <text:p text:style-name="P240">echo "========="</text:p>
      <text:p text:style-name="P240">echo "1) Choice One"</text:p>
      <text:p text:style-name="P240">echo "2) Choice Two"</text:p>
      <text:p text:style-name="P240">echo "3) Choice Three"</text:p>
      <text:p text:style-name="P240">echo ""</text:p>
      <text:p text:style-name="P240">echo "Enter Choice"</text:p>
      <text:p text:style-name="P240"><text:soft-page-break/>read MENUCHOICE</text:p>
      <text:p text:style-name="P240"/>
      <text:p text:style-name="P240"><text:span text:style-name="T9">case </text:span>$MENUCHOICE in</text:p>
      <text:p text:style-name="P240"><text:s text:c="8"/>1)</text:p>
      <text:p text:style-name="P240"><text:s text:c="16"/>echo "Congratulations for choosing the first option";;</text:p>
      <text:p text:style-name="P240"><text:s text:c="8"/>2)</text:p>
      <text:p text:style-name="P240"><text:s text:c="16"/>echo "Choice 2 Chosen"<text:span text:style-name="T9">;; <text:s text:c="3"/>→</text:span><text:span text:style-name="T17"> two semicolons to tell case that this is the end of this option</text:span></text:p>
      <text:p text:style-name="P240"><text:s text:c="8"/>3)</text:p>
      <text:p text:style-name="P240"><text:s text:c="16"/>echo "Last Choise made";;</text:p>
      <text:p text:style-name="P240"><text:s text:c="8"/>*)</text:p>
      <text:p text:style-name="P240"><text:s text:c="16"/>echo "You chose unwisely";;</text:p>
      <text:p text:style-name="P249">esac</text:p>
      <text:p text:style-name="P240"/>
      <text:p text:style-name="P240"/>
      <text:p text:style-name="P240">MAIN MENU</text:p>
      <text:p text:style-name="P240">=========</text:p>
      <text:p text:style-name="P240">1) Choice One</text:p>
      <text:p text:style-name="P240">2) Choice Two</text:p>
      <text:p text:style-name="P240">3) Choice Three</text:p>
      <text:p text:style-name="P240"/>
      <text:p text:style-name="P240">Enter Choice</text:p>
      <text:p text:style-name="P240">asdfasdfasdf</text:p>
      <text:p text:style-name="P240">You chose unwisely</text:p>
      <text:p text:style-name="P240"/>
      <text:p text:style-name="P240"/>
      <text:p text:style-name="P199">While loop: <text:span text:style-name="T40">(conditional)</text:span></text:p>
      <text:p text:style-name="P209"/>
      <text:p text:style-name="P210">Display “Hello World” while <text:span text:style-name="T9">COUNT</text:span> is less than <text:span text:style-name="T9">DISPLAYNUMBER</text:span></text:p>
      <text:p text:style-name="P209"/>
      <text:p text:style-name="P241">echo "Enter number of times to display the hello world message"</text:p>
      <text:p text:style-name="P241">read <text:span text:style-name="T9">DISPLAYNUMBER</text:span></text:p>
      <text:p text:style-name="P241"/>
      <text:p text:style-name="P241"><text:span text:style-name="T9">COUNT</text:span>=1 # Normally i , x or other letter is used here, this is only a variable to say from which number we are starting</text:p>
      <text:p text:style-name="P241"># If you add 0 you will fall in an infinite loop</text:p>
      <text:p text:style-name="P241"/>
      <text:p text:style-name="P241"><text:span text:style-name="T9">while</text:span> [ $COUNT -le $DISPLAYNUMBER ]</text:p>
      <text:p text:style-name="P241"><text:s text:c="6"/><text:span text:style-name="T9"><text:s text:c="2"/>do</text:span></text:p>
      <text:p text:style-name="P241"><text:s text:c="16"/>echo "Hello World - $COUNT"</text:p>
      <text:p text:style-name="P241"><text:s text:c="16"/>COUNT="`expr $COUNT + 1`"</text:p>
      <text:p text:style-name="P241"><text:s text:c="8"/><text:span text:style-name="T9">done</text:span></text:p>
      <text:p text:style-name="P209"/>
      <text:p text:style-name="P209"/>
      <text:p text:style-name="P241">Enter number of times to display the hello world message</text:p>
      <text:p text:style-name="P241">5</text:p>
      <text:p text:style-name="P241">Hello World - 1</text:p>
      <text:p text:style-name="P241">Hello World - 2</text:p>
      <text:p text:style-name="P241">Hello World - 3</text:p>
      <text:p text:style-name="P241">Hello World - 4</text:p>
      <text:p text:style-name="P241">Hello World – 5</text:p>
      <text:p text:style-name="P241"/>
      <text:p text:style-name="P241"/>
      <text:p text:style-name="P241"/>
      <text:p text:style-name="P241"/>
      <text:p text:style-name="P241"/>
      <text:p text:style-name="P205"><text:span text:style-name="T9">Execution Operators (&amp;&amp; and ||) </text:span><text:span text:style-name="T112">and / or</text:span></text:p>
      <text:p text:style-name="P209"/>
      <text:p text:style-name="P211"><text:soft-page-break/></text:p>
      <text:p text:style-name="P211">rm POLLLIA 2&gt; /dev/null <text:span text:style-name="T9">&amp;&amp;</text:span> echo "AAAAAAAAAAAAAAAAAA" <text:span text:style-name="T9"><text:s/>||</text:span> echo "BBBBBBBBBBBBBBBBBBBBBBB"</text:p>
      <text:p text:style-name="P211"/>
      <text:p text:style-name="P212">POLLLIA doesn’t exists, so is giving an exit code status <text:span text:style-name="T113">error</text:span></text:p>
      <text:p text:style-name="P211">Therefore the &amp;&amp; can not be executed because the previous command have to have exit code status 0</text:p>
      <text:p text:style-name="P211"/>
      <text:p text:style-name="P211">The || (or) will be executed because is waiting just in case the previous command is giving exit status error, like is the case here.</text:p>
      <text:p text:style-name="P211"/>
      <text:p text:style-name="P213"/>
      <text:p text:style-name="P229">Example: execops.sh </text:p>
      <text:p text:style-name="P213">Type a number and will tell you if is odd (only 1,3 or 5)</text:p>
      <text:p text:style-name="P213"/>
      <text:p text:style-name="P243">echo "Enter a number between 1 and 5"</text:p>
      <text:p text:style-name="P243">read VALUE</text:p>
      <text:p text:style-name="P243"/>
      <text:p text:style-name="P243">if [ "$VALUE" -eq "1" ] || [ "$VALUE" -eq "3" ] || [ "$VALUE" -eq "3" ]; then</text:p>
      <text:p text:style-name="P243"><text:s text:c="8"/>echo "You entered the ODD value of $VALUE"</text:p>
      <text:p text:style-name="P243">else</text:p>
      <text:p text:style-name="P243"><text:s text:c="8"/>echo "You entered a value of $VALUE"</text:p>
      <text:p text:style-name="P243">fi</text:p>
      <text:p text:style-name="P213"/>
      <text:p text:style-name="P213"/>
      <text:p text:style-name="P201">Reading Files:</text:p>
      <text:p text:style-name="P214"/>
      <text:p text:style-name="P215">I’ve created superheroes.txt with some names inside.</text:p>
      <text:p text:style-name="P215">The script below will display line by line the name inside the txt. </text:p>
      <text:p text:style-name="P213"/>
      <text:p text:style-name="P243">echo "Enter filename to read"</text:p>
      <text:p text:style-name="P243">read FILE</text:p>
      <text:p text:style-name="P243"/>
      <text:p text:style-name="P243">while read<text:span text:style-name="T9"> -r</text:span> SUPERHERO; do <text:s text:c="3"/>→<text:span text:style-name="T114"> -r asks to read a line </text:span></text:p>
      <text:p text:style-name="P243"><text:s text:c="8"/>echo "Superhero Name: $SUPERHERO"</text:p>
      <text:p text:style-name="P243">done &lt; "$FIL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02"><text:soft-page-break/>Standard File descriptors:</text:p>
      <text:p text:style-name="P244"/>
      <text:p text:style-name="P216">Numeric representation of a file we want to read, write or both and we can determine how we open that file at run time.</text:p>
      <text:p text:style-name="P216"/>
      <text:p text:style-name="P216"/>
      <text:p text:style-name="P216"/>
      <text:p text:style-name="P216"># Demo reading and writing a file using file descriptor</text:p>
      <text:p text:style-name="P216"># What is doing is:</text:p>
      <text:p text:style-name="P216"># <text:s text:c="6"/>Open it for read and write: <text:s/>&lt;&gt;</text:p>
      <text:p text:style-name="P216"># <text:s text:c="6"/>Redirect the file i<text:span text:style-name="T115">n</text:span>put into the while loop: <text:s text:c="2"/>done &lt;&amp;5</text:p>
      <text:p text:style-name="P216"># <text:s text:c="6"/>Echo the date inside the file and close the sc<text:span text:style-name="T116">r</text:span>tipt when all is done</text:p>
      <text:p text:style-name="P216"/>
      <text:p text:style-name="P216"/>
      <text:p text:style-name="P216"><text:span text:style-name="T9">echo</text:span> "Introduce a filename:"</text:p>
      <text:p text:style-name="P216">read FILE</text:p>
      <text:p text:style-name="P216"/>
      <text:p text:style-name="P216"><text:span text:style-name="T9">exec 5&lt;&gt;</text:span>$FILE <text:s text:c="4"/># read and write , the number have to be up to 3</text:p>
      <text:p text:style-name="P216"/>
      <text:p text:style-name="P216"><text:span text:style-name="T9"><text:s/>while</text:span> read -r SUPERHEROES; do</text:p>
      <text:p text:style-name="P216"><text:s text:c="8"/>echo "Superhero name: $SUPERHEROES"</text:p>
      <text:p text:style-name="P216"><text:span text:style-name="T9">done</text:span> &lt;&amp;5</text:p>
      <text:p text:style-name="P216"/>
      <text:p text:style-name="P216">echo "File Was Read On: `date`" &gt;&amp;5</text:p>
      <text:p text:style-name="P216"/>
      <text:p text:style-name="P230">exec 5&gt;&amp;-</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03"><text:soft-page-break/>IFS and Delimiting: <text:s/>Internal File Separator</text:p>
      <text:p text:style-name="P217"/>
      <text:p text:style-name="P221">Used by scripts to detect empty spaces. <text:span text:style-name="T125">We can tell to detect another character, like | or the one that we want.</text:span></text:p>
      <text:p text:style-name="P217"/>
      <text:p text:style-name="P218">Common on output for db, backups, monitoring, etc.</text:p>
      <text:p text:style-name="P219">Uses the <text:span text:style-name="T3">special variable </text:span><text:span text:style-name="T7">IFS</text:span> (internal file separator)</text:p>
      <text:p text:style-name="P217"/>
      <text:p text:style-name="P220"><text:span text:style-name="T122">If you type: <text:s/></text:span><text:span text:style-name="T9">echo $IFS</text:span> <text:s/>--&gt; will be in black, b<text:span text:style-name="T117">e</text:span>cause there are a space <text:span text:style-name="T118">by default. So we can use it to </text:span><text:s/></text:p>
      <text:p text:style-name="P217"/>
      <text:p text:style-name="P217">joaquim@DIT-LNX-00059:~$ <text:span text:style-name="T9">echo $IFS</text:span></text:p>
      <text:p text:style-name="P217"><text:tab/><text:tab/><text:tab/><text:tab/><text:tab/>-----→<text:span text:style-name="T124"> Empty space by default</text:span></text:p>
      <text:p text:style-name="P217">joaquim@DIT-LNX-00059:~$</text:p>
      <text:p text:style-name="P217"/>
      <text:p text:style-name="P217">-<text:span text:style-name="T125">Now we can create a script to display the content of another file, delimeter.txt</text:span></text:p>
      <text:p text:style-name="P217"/>
      <text:p text:style-name="P272">Content of delimeter.txt:</text:p>
      <text:p text:style-name="P272"><text:span text:style-name="T123">3,6Ghz|8 GB|256 GB</text:span></text:p>
      <text:p text:style-name="P217"/>
      <text:p text:style-name="P272">- With the script below we can call delimeter.txt and separate it’s content with the delimiter |</text:p>
      <text:p text:style-name="P272">We can use other characters, or even the empty space, we will say this on the second echo: Enter Delimiter.</text:p>
      <text:p text:style-name="P272"/>
      <text:p text:style-name="P245">#!/bin/bash</text:p>
      <text:p text:style-name="P245"># Delimiter example using IFS</text:p>
      <text:p text:style-name="P245"/>
      <text:p text:style-name="P245">echo "Enter filename to parse: "</text:p>
      <text:p text:style-name="P245"><text:span text:style-name="T9">read</text:span> FILE</text:p>
      <text:p text:style-name="P245"/>
      <text:p text:style-name="P245">echo "Enter the Delimiter:"</text:p>
      <text:p text:style-name="P245"><text:span text:style-name="T9">read</text:span> DELIM</text:p>
      <text:p text:style-name="P245"/>
      <text:p text:style-name="P245">IFS="$DELIM"</text:p>
      <text:p text:style-name="P245"/>
      <text:p text:style-name="P245"><text:span text:style-name="T9">while</text:span> read -r CPU MEMORY DISK; do</text:p>
      <text:p text:style-name="P245"><text:s text:c="8"/>echo "CPU: $CPU"</text:p>
      <text:p text:style-name="P245"><text:s text:c="8"/>echo "Memory: $MEMORY"</text:p>
      <text:p text:style-name="P245"><text:s text:c="8"/>echo "Disk: $DISK"</text:p>
      <text:p text:style-name="P245"><text:span text:style-name="T9">done</text:span> &lt;"$FILE"</text:p>
      <text:p text:style-name="P217"/>
      <text:p text:style-name="P217"/>
      <text:p text:style-name="P204">TRAPS and SIGNALS:</text:p>
      <text:p text:style-name="P222"/>
      <text:p text:style-name="P224">To say <text:span text:style-name="T119">to </text:span>the script to not stop it with control c <text:span text:style-name="T120">and other commands.</text:span></text:p>
      <text:p text:style-name="P224"/>
      <text:p text:style-name="P224">With this you can avoid to close the script even typing control c or stuff, so the script will be running anyway.</text:p>
      <text:p text:style-name="P224"><text:s text:c="2"/></text:p>
      <text:p text:style-name="P223"><text:span text:style-name="T9">SIGI</text:span><text:span text:style-name="T18">N</text:span><text:span text:style-name="T9">T</text:span> <text:s text:c="6"/>Ctrl +c = Send and interrupt signal.</text:p>
      <text:p text:style-name="P225"><text:span text:style-name="T9">SIGTERM </text:span><text:s text:c="2"/>Kill command <text:span text:style-name="T121">(control z)</text:span></text:p>
      <text:p text:style-name="P226"><text:span text:style-name="T9">SIGTSTP</text:span> <text:s text:c="2"/>Threat stop or suspend </text:p>
      <text:p text:style-name="P216"><text:soft-page-break/></text:p>
      <text:p text:style-name="P244">#!/bin/bash</text:p>
      <text:p text:style-name="P244"># Example of trapping events and limiting the shell stopping</text:p>
      <text:p text:style-name="P244"/>
      <text:p text:style-name="P251">trap <text:span text:style-name="T72">'echo " - Please Press Q to Exit.." ' </text:span>SIGINT SIGTERM SIGTSTP</text:p>
      <text:p text:style-name="P244"/>
      <text:p text:style-name="P244"><text:span text:style-name="T9">while</text:span> [ "<text:span text:style-name="T9">$CHOICE</text:span>" != "Q" ] <text:span text:style-name="T9">&amp;&amp;</text:span> [ "<text:span text:style-name="T9">$CHOICE</text:span>" != "q" ]; <text:span text:style-name="T9">do</text:span></text:p>
      <text:p text:style-name="P244"><text:s text:c="8"/>echo "MAIN MENU"</text:p>
      <text:p text:style-name="P244"><text:s text:c="8"/>echo "========="</text:p>
      <text:p text:style-name="P244"><text:s text:c="8"/>echo "1) Choice One"</text:p>
      <text:p text:style-name="P244"><text:s text:c="8"/>echo "2) Choice Two"</text:p>
      <text:p text:style-name="P244"><text:s text:c="8"/>echo "3) Choice Three"</text:p>
      <text:p text:style-name="P244"><text:s text:c="8"/>echo "Q) Quit/Exit"</text:p>
      <text:p text:style-name="P244"><text:s text:c="8"/>echo ""</text:p>
      <text:p text:style-name="P244"><text:s text:c="4"/><text:span text:style-name="T9"><text:s text:c="4"/>read </text:span>CHOICE</text:p>
      <text:p text:style-name="P244"/>
      <text:p text:style-name="P244"><text:s text:c="8"/>clear</text:p>
      <text:p text:style-name="P244">done</text:p>
      <text:p text:style-name="P244"/>
      <text:p text:style-name="P244"/>
      <text:p text:style-name="P244"/>
      <text:p text:style-name="P253">MAIN MENU</text:p>
      <text:p text:style-name="P252">=========</text:p>
      <text:p text:style-name="P252">1) Choice One</text:p>
      <text:p text:style-name="P252">2) Choice Two</text:p>
      <text:p text:style-name="P252">3) Choice Three</text:p>
      <text:p text:style-name="P252">Q) Quit/Exit</text:p>
      <text:p text:style-name="P252"/>
      <text:p text:style-name="P252">^C - Please Press Q to Exit..</text:p>
      <text:p text:style-name="P252">^Z - Please Press Q to Exit..</text:p>
      <text:p text:style-name="P252"/>
      <text:p text:style-name="P246"/>
      <text:p text:style-name="P246"/>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4-11T13:42:03.555000000</dc:date>
    <meta:editing-duration>P18DT18H29M48S</meta:editing-duration>
    <meta:editing-cycles>290</meta:editing-cycles>
    <meta:generator>LibreOffice/6.2.1.2$Windows_X86_64 LibreOffice_project/7bcb35dc3024a62dea0caee87020152d1ee96e71</meta:generator>
    <meta:document-statistic meta:table-count="0" meta:image-count="1" meta:object-count="0" meta:page-count="24" meta:paragraph-count="656" meta:word-count="4091" meta:character-count="24089" meta:non-whitespace-character-count="19853"/>
  </office:meta>
</office:document-meta>
</file>